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sv" fo:country="SE" officeooo:rsid="0008bfb2" officeooo:paragraph-rsid="0008bfb2"/>
    </style:style>
    <style:style style:name="P2" style:family="paragraph" style:parent-style-name="Standard">
      <style:text-properties fo:language="sv" fo:country="SE" officeooo:rsid="000ac898" officeooo:paragraph-rsid="000ac898"/>
    </style:style>
    <style:style style:name="P3" style:family="paragraph" style:parent-style-name="Standard">
      <style:text-properties fo:language="sv" fo:country="SE" officeooo:rsid="000cc36d" officeooo:paragraph-rsid="000cc36d"/>
    </style:style>
    <style:style style:name="P4" style:family="paragraph" style:parent-style-name="Standard">
      <style:text-properties fo:language="sv" fo:country="SE" officeooo:rsid="00118e92" officeooo:paragraph-rsid="00118e92"/>
    </style:style>
    <style:style style:name="P5" style:family="paragraph" style:parent-style-name="Standard">
      <style:text-properties fo:language="sv" fo:country="SE" officeooo:rsid="0015b202" officeooo:paragraph-rsid="0015b202"/>
    </style:style>
    <style:style style:name="P6" style:family="paragraph" style:parent-style-name="Standard">
      <style:text-properties fo:language="sv" fo:country="SE" officeooo:rsid="001d4d90" officeooo:paragraph-rsid="001d4d90"/>
    </style:style>
    <style:style style:name="P7" style:family="paragraph" style:parent-style-name="Standard">
      <style:text-properties fo:language="sv" fo:country="SE" officeooo:rsid="001edac9" officeooo:paragraph-rsid="002686fc"/>
    </style:style>
    <style:style style:name="P8" style:family="paragraph" style:parent-style-name="Standard">
      <style:text-properties fo:language="sv" fo:country="SE" officeooo:rsid="002b084c" officeooo:paragraph-rsid="002b084c"/>
    </style:style>
    <style:style style:name="P9" style:family="paragraph" style:parent-style-name="Standard">
      <style:text-properties fo:language="sv" fo:country="SE" officeooo:rsid="002b5248" officeooo:paragraph-rsid="002b5248"/>
    </style:style>
    <style:style style:name="P10" style:family="paragraph" style:parent-style-name="Standard">
      <style:text-properties fo:language="sv" fo:country="SE" officeooo:rsid="002d0df0" officeooo:paragraph-rsid="002d0df0"/>
    </style:style>
    <style:style style:name="P11" style:family="paragraph" style:parent-style-name="Standard">
      <style:text-properties fo:language="sv" fo:country="SE" officeooo:rsid="002d97d1" officeooo:paragraph-rsid="002d97d1"/>
    </style:style>
    <style:style style:name="P12" style:family="paragraph" style:parent-style-name="Standard">
      <style:text-properties fo:language="sv" fo:country="SE" officeooo:rsid="002ec46e" officeooo:paragraph-rsid="002ec46e"/>
    </style:style>
    <style:style style:name="P13" style:family="paragraph" style:parent-style-name="Standard">
      <style:text-properties fo:language="sv" fo:country="SE" officeooo:rsid="0038289f" officeooo:paragraph-rsid="0038289f"/>
    </style:style>
    <style:style style:name="P14" style:family="paragraph" style:parent-style-name="Standard">
      <style:text-properties fo:language="sv" fo:country="SE" officeooo:rsid="003ef05b" officeooo:paragraph-rsid="003ef05b"/>
    </style:style>
    <style:style style:name="P15" style:family="paragraph" style:parent-style-name="Standard">
      <style:text-properties fo:language="sv" fo:country="SE" officeooo:rsid="0041dcc2" officeooo:paragraph-rsid="0041dcc2"/>
    </style:style>
    <style:style style:name="P16" style:family="paragraph" style:parent-style-name="Standard">
      <style:text-properties fo:language="sv" fo:country="SE" officeooo:rsid="004949c5" officeooo:paragraph-rsid="004949c5"/>
    </style:style>
    <style:style style:name="P17" style:family="paragraph" style:parent-style-name="Standard">
      <style:text-properties fo:language="sv" fo:country="SE" officeooo:rsid="004f1a29" officeooo:paragraph-rsid="004f1a29"/>
    </style:style>
    <style:style style:name="P18" style:family="paragraph" style:parent-style-name="Standard">
      <style:text-properties fo:language="sv" fo:country="SE" officeooo:rsid="0057c34c" officeooo:paragraph-rsid="0057c34c"/>
    </style:style>
    <style:style style:name="P19" style:family="paragraph" style:parent-style-name="Standard">
      <style:text-properties fo:language="sv" fo:country="SE" officeooo:rsid="005a3b78" officeooo:paragraph-rsid="005a3b78"/>
    </style:style>
    <style:style style:name="T1" style:family="text">
      <style:text-properties officeooo:rsid="000a5083"/>
    </style:style>
    <style:style style:name="T2" style:family="text">
      <style:text-properties officeooo:rsid="000cc36d"/>
    </style:style>
    <style:style style:name="T3" style:family="text">
      <style:text-properties officeooo:rsid="000dbc70"/>
    </style:style>
    <style:style style:name="T4" style:family="text">
      <style:text-properties officeooo:rsid="000e0e1b"/>
    </style:style>
    <style:style style:name="T5" style:family="text">
      <style:text-properties officeooo:rsid="000fdf71"/>
    </style:style>
    <style:style style:name="T6" style:family="text">
      <style:text-properties officeooo:rsid="0014a94c"/>
    </style:style>
    <style:style style:name="T7" style:family="text">
      <style:text-properties officeooo:rsid="0016e63a"/>
    </style:style>
    <style:style style:name="T8" style:family="text">
      <style:text-properties officeooo:rsid="001d5e84"/>
    </style:style>
    <style:style style:name="T9" style:family="text">
      <style:text-properties officeooo:rsid="00263a72"/>
    </style:style>
    <style:style style:name="T10" style:family="text">
      <style:text-properties officeooo:rsid="002b5248"/>
    </style:style>
    <style:style style:name="T11" style:family="text">
      <style:text-properties officeooo:rsid="002d97d1"/>
    </style:style>
    <style:style style:name="T12" style:family="text">
      <style:text-properties officeooo:rsid="002ec46e"/>
    </style:style>
    <style:style style:name="T13" style:family="text">
      <style:text-properties officeooo:rsid="00308fba"/>
    </style:style>
    <style:style style:name="T14" style:family="text">
      <style:text-properties officeooo:rsid="0030ba48"/>
    </style:style>
    <style:style style:name="T15" style:family="text">
      <style:text-properties officeooo:rsid="003ed195"/>
    </style:style>
    <style:style style:name="T16" style:family="text">
      <style:text-properties officeooo:rsid="00403e9f"/>
    </style:style>
    <style:style style:name="T17" style:family="text">
      <style:text-properties officeooo:rsid="00429df1"/>
    </style:style>
    <style:style style:name="T18" style:family="text">
      <style:text-properties officeooo:rsid="00437c54"/>
    </style:style>
    <style:style style:name="T19" style:family="text">
      <style:text-properties officeooo:rsid="004ab283"/>
    </style:style>
    <style:style style:name="T20" style:family="text">
      <style:text-properties officeooo:rsid="004f8060"/>
    </style:style>
    <style:style style:name="T21" style:family="text">
      <style:text-properties officeooo:rsid="00599f03"/>
    </style:style>
    <style:style style:name="T22" style:family="text">
      <style:text-properties officeooo:rsid="005b90c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ril</text:p>
      <text:p text:style-name="P1">Måndag 4 – Läst artiklar. <text:span text:style-name="T1">8h</text:span></text:p>
      <text:p text:style-name="P1">Tisdag 5 – Läst artiklar, läst om nn frameworks, sökt fler artiklar, skrivit på planeringen. <text:span text:style-name="T1">6.5 h.</text:span></text:p>
      <text:p text:style-name="P2">Onsdag 6 – Läst om frameworks och framförallt tf. <text:span text:style-name="T2">7h</text:span></text:p>
      <text:p text:style-name="P3">Torsdag 7 – tf<text:span text:style-name="T4"> </text:span>tutorial<text:span text:style-name="T5">s</text:span>, <text:span text:style-name="T3">möte torkel, träffade christoffer, fick ett rum. Planning report. 7.5h</text:span></text:p>
      <text:p text:style-name="P4">Fredag 8 – cnn föreläsning youtube andrej, chatt med david, läst i deeplearningbook. <text:span text:style-name="T6">4H</text:span></text:p>
      <text:p text:style-name="P5"/>
      <text:p text:style-name="P5">måndag 11 – läste klart tf white paper. Bar dator till skolan. Läste om batchnorm &amp; image colorization. Fyllde på ordlistan. 8h. </text:p>
      <text:p text:style-name="P5">Tisdag <text:span text:style-name="T10">12 </text:span>– <text:span text:style-name="T7">matlab nn toolbox, image colorization. Hittade kod image colorization. Bryter ner artikeln. Fler artiklar. 7 h</text:span></text:p>
      <text:p text:style-name="P6">onsdag <text:span text:style-name="T10">13 </text:span>– förstår colorization. Läser perceptual losses, och om neuronnät generellt. Reder ut begrepp. <text:span text:style-name="T8">Gjorde en uggla med färger från ballongen. 9h</text:span></text:p>
      <text:p text:style-name="P7">torsdag <text:span text:style-name="T10">14 </text:span>– <text:span text:style-name="T9">perceptual losses artikeln, hittade chainer kod. Läser om chainer. Git init. Läser om skflow. Kan optical flow vara något? 7H</text:span></text:p>
      <text:p text:style-name="P8">fredag <text:span text:style-name="T10">15 –</text:span> <text:span text:style-name="T18">missade att anteckna, 6-8h.</text:span></text:p>
      <text:p text:style-name="P7"/>
      <text:p text:style-name="P9">måndag 18 – skrev klart första utkastet av planning report och time plan, 7h.</text:p>
      <text:p text:style-name="P10">Tisdag 19 – skrev loginscript. Pratade med Kristoffer och skrev om <text:span text:style-name="T13">i </text:span>planeringen. Ska installera caffe &amp; cuda. <text:span text:style-name="T11">7H</text:span></text:p>
      <text:p text:style-name="P11">onsdag 20 – <text:span text:style-name="T12">installerade caffe. 8h.</text:span></text:p>
      <text:p text:style-name="P12">Torsdag 21 – <text:span text:style-name="T14">kollade colorization demot. Caffe, exempel, fine-tuning. Xavier initialization. 8h.</text:span></text:p>
      <text:p text:style-name="P13">Fredag 22 – <text:span text:style-name="T15">Krånglade med caffe. net_surgery tutorial. Färglade ballongen. 7h. <text:s/></text:span></text:p>
      <text:p text:style-name="P6"/>
      <text:p text:style-name="P14">Måndag 25 – sjuk, läste lite hemma. <text:span text:style-name="T17">2-3h.</text:span></text:p>
      <text:p text:style-name="P14">Tisdag 26 samma<text:span text:style-name="T17">. </text:span></text:p>
      <text:p text:style-name="P14">Onsdag 27 – sjuk, möte Torkel. Ska läsa mer om det som state of the art-artiklarna bygger på och skriva ett avsnitt om neuronnät <text:span text:style-name="T16">i rapporten. Utökat litteraturbasen. 5h.</text:span></text:p>
      <text:p text:style-name="P15">Torsdag 28 – <text:span text:style-name="T18">fyller på i litteraturbasen med hänvisade artiklar från colorization och perceptual. Förstår cross entropy, den tar hänsyn till hur nära en klassificering var. 7h.</text:span></text:p>
      <text:p text:style-name="P16">Fredag 29 – <text:span text:style-name="T19">Läste deep colorization och automatic photo adjustment. Fyllde på litteraturbasen 6h</text:span></text:p>
      <text:p text:style-name="P16"/>
      <text:p text:style-name="P17">måndag 2 – <text:span text:style-name="T20">skrev pythonskript som laddar ner bilder. Började med rapporten. 8H</text:span></text:p>
      <text:p text:style-name="P18">tisdag 3 – byter till texmaker. Slipade skriptet. Gallrade bilder. <text:span text:style-name="T21">Resize och de-color med python. 7H</text:span></text:p>
      <text:p text:style-name="P19">onsdag 4 – <text:span text:style-name="T22">gallra svartvita med python. Försökte färglägga bilderna, ser konstigt ut, lite pill kvar.7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5:20:29.086933143</meta:creation-date>
    <dc:date>2016-05-04T17:15:36.553642931</dc:date>
    <meta:editing-duration>P1DT20H31M36S</meta:editing-duration>
    <meta:editing-cycles>83</meta:editing-cycles>
    <meta:generator>LibreOffice/4.2.8.2$Linux_X86_64 LibreOffice_project/420m0$Build-2</meta:generator>
    <meta:document-statistic meta:table-count="0" meta:image-count="0" meta:object-count="0" meta:page-count="1" meta:paragraph-count="24" meta:word-count="323" meta:character-count="2127" meta:non-whitespace-character-count="1802"/>
  </office:meta>
</office:document-meta>
</file>